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3-03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2-11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2-04-06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1-11-1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1-03-0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0-11-1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20-03-1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9-12-1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9-03-28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8-11-27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8-03-08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7-11-0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7-03-23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6-11-16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6-03-1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5-11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5-04-06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4-03-1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3-12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3-02-2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2-1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2-03-2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1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10-04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6-12-0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5-05-11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5-04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5-03-0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5-01-2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2004-11-1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756118485001</text:p>
          </table:table-cell>
          <table:table-cell office:value-type="string" calcext:value-type="string">
            <text:p>197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